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PAID ARRAS PENITENCIALES</text:span></text:span></text:p>
      <text:p text:style-name="auto-1204216394_0"><text:span text:style-name="T2"><text:line-break/></text:span><text:span text:style-name="T4">En iLocalidad, a iFecha</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3</meta:editing-cycles>
    <meta:creation-date>2019-10-01T16:29:00</meta:creation-date>
    <dc:date>2019-10-21T17:41:43.881Z</dc:date>
    <meta:generator>WebODF/0.5.9 Mozilla/5.0 (Macintosh; Intel Mac OS X 10_13_6) AppleWebKit/537.36 (KHTML, like Gecko) Chrome/78.0.3904.108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